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7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2" number:language="pt" number:country="BR">
      <number:number number:decimal-places="2" number:min-decimal-places="2"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1.5pt solid #000000" fo:background-color="#00ffff" style:text-align-source="fix" style:repeat-content="false" fo:border-left="2.01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ackground-color="#c8ffff" style:text-align-source="fix" style:repeat-content="false" fo:border-left="2.01pt solid #000000" fo:padding="0.15cm" fo:border-right="0.99pt solid #000000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01pt solid #000000" fo:background-color="#c8ffff" style:text-align-source="fix" style:repeat-content="false" fo:border-left="2.01pt solid #000000" fo:padding="0.15cm" fo:border-right="0.99pt solid #000000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ackground-color="#ffff00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104">
      <style:table-cell-properties fo:border-bottom="0.51pt solid #000000" fo:background-color="#c8ffff" fo:border-left="0.99pt solid #000000" fo:padding="0.15cm" fo:border-right="0.99pt solid #000000" fo:border-top="0.51pt solid #000000" style:vertical-align="middle"/>
    </style:style>
    <style:style style:name="ce6" style:family="table-cell" style:parent-style-name="Default" style:data-style-name="N10104">
      <style:table-cell-properties fo:border-bottom="0.51pt solid #000000" fo:background-color="#ffffa6" fo:border-left="0.99pt solid #000000" fo:padding="0.15cm" fo:border-right="0.99pt solid #000000" fo:border-top="0.51pt solid #000000" style:vertical-align="middle"/>
    </style:style>
    <style:style style:name="ce7" style:family="table-cell" style:parent-style-name="Default" style:data-style-name="N10104">
      <style:table-cell-properties fo:border-bottom="2.01pt solid #000000" fo:background-color="#ffffa6" fo:border-left="0.99pt solid #000000" fo:padding="0.15cm" fo:border-right="0.99pt solid #000000" fo:border-top="0.51pt solid #000000" style:vertical-align="middle"/>
    </style:style>
    <style:style style:name="ce8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104">
      <style:table-cell-properties fo:border-bottom="2.01pt solid #000000" fo:background-color="#c8ffff" fo:border-left="0.99pt solid #000000" fo:padding="0.15cm" fo:border-right="0.99pt solid #000000" fo:border-top="0.51pt solid #000000" style:vertical-align="middle"/>
    </style:style>
    <style:style style:name="ce10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104">
      <style:table-cell-properties fo:border-bottom="0.51pt solid #000000" fo:background-color="#c8ffff" fo:border-left="0.99pt solid #000000" fo:padding="0.15cm" fo:border-right="2.01pt solid #000000" fo:border-top="0.51pt solid #000000" style:vertical-align="middle"/>
    </style:style>
    <style:style style:name="ce12" style:family="table-cell" style:parent-style-name="Default" style:data-style-name="N10104">
      <style:table-cell-properties fo:border-bottom="2.01pt solid #000000" fo:background-color="#c8ffff" fo:border-left="0.99pt solid #000000" fo:padding="0.15cm" fo:border-right="2.01pt solid #000000" fo:border-top="0.51pt solid #000000" style:vertical-align="middle"/>
    </style:style>
    <style:style style:name="ce13" style:family="table-cell" style:parent-style-name="Default">
      <style:table-cell-properties fo:border-bottom="1.5pt solid #000000" fo:background-color="#ffff00" style:text-align-source="value-type" style:repeat-content="false" fo:wrap-option="wrap" fo:border-left="2.01pt solid #000000" fo:padding="0.15cm" fo:border-right="0.99pt solid #000000" fo:border-top="2.01pt solid #000000" style:vertical-align="middle"/>
      <style:paragraph-properties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1.5pt solid #000000" fo:background-color="#ffff00" style:text-align-source="value-type" style:repeat-content="false" fo:wrap-option="wrap" fo:border-left="2.01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5pt solid #000000" fo:background-color="#00ffff" style:text-align-source="value-type" style:repeat-content="false" fo:wrap-option="no-wrap" fo:border-left="2.01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01pt solid #000000" fo:background-color="#00ffff" style:text-align-source="value-type" style:repeat-content="false" fo:wrap-option="no-wrap" fo:border-left="2.01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2.01pt solid #000000" fo:padding="0.15cm" fo:border-right="1.5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99pt solid #000000" fo:background-color="#00ffff" style:text-align-source="value-type" style:repeat-content="false" fo:wrap-option="wrap" fo:border-left="2.01pt solid #000000" fo:padding="0.15cm" fo:border-right="1.5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ackground-color="#00ffff" style:text-align-source="value-type" style:repeat-content="false" fo:wrap-option="no-wrap" fo:border-left="2.01pt solid #000000" fo:padding="0.15cm" fo:border-right="1.5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01pt solid #000000" fo:background-color="#00ffff" style:text-align-source="value-type" style:repeat-content="false" fo:wrap-option="no-wrap" fo:border-left="2.01pt solid #000000" fo:padding="0.15cm" fo:border-right="1.5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ackground-color="#ffff00" style:text-align-source="value-type" style:repeat-content="false" fo:border-left="0.99pt solid #000000" fo:padding="0.15cm" fo:border-right="0.99pt solid #000000" fo:border-top="2.01pt solid #000000" style:vertical-align="middle"/>
      <style:paragraph-properties fo:margin-left="0cm"/>
    </style:style>
    <style:style style:name="ce22" style:family="table-cell" style:parent-style-name="Default">
      <style:table-cell-properties fo:border-bottom="1.5pt solid #000000" fo:background-color="#ffff00" style:text-align-source="value-type" style:repeat-content="false" fo:border-left="0.99pt solid #000000" fo:padding="0.15cm" fo:border-right="0.99pt solid #000000" fo:border-top="1.5pt solid #000000" style:vertical-align="middle"/>
      <style:paragraph-properties fo:margin-left="0cm"/>
    </style:style>
    <style:style style:name="ce23" style:family="table-cell" style:parent-style-name="Default">
      <style:table-cell-properties fo:border-bottom="1.5pt solid #000000" fo:background-color="#00ffff" style:text-align-source="value-type" style:repeat-content="false" fo:wrap-option="no-wrap" fo:border-left="0.99pt solid #000000" fo:padding="0.15cm" fo:border-right="0.99pt solid #000000" fo:border-top="1.5pt solid #000000" style:vertical-align="middle"/>
      <style:paragraph-properties fo:margin-left="0cm"/>
    </style:style>
    <style:style style:name="ce24" style:family="table-cell" style:parent-style-name="Default">
      <style:table-cell-properties fo:border-bottom="2.01pt solid #000000" fo:background-color="#00ffff" style:text-align-source="value-type" style:repeat-content="false" fo:wrap-option="no-wrap" fo:border-left="0.99pt solid #000000" fo:padding="0.15cm" fo:border-right="0.99pt solid #000000" fo:border-top="1.5pt solid #000000" style:vertical-align="middle"/>
      <style:paragraph-properties fo:margin-left="0cm"/>
    </style:style>
    <style:style style:name="ce25" style:family="table-cell" style:parent-style-name="Default">
      <style:table-cell-properties fo:border-bottom="none" fo:background-color="#ff0000" style:text-align-source="fix" style:repeat-content="false" fo:border-left="none" fo:padding="0.15cm" fo:border-right="1.5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99pt solid #000000" fo:background-color="#00ffff" style:text-align-source="value-type" style:repeat-content="false" fo:border-left="none" fo:padding="0.15cm" fo:border-right="1.5pt solid #000000" fo:border-top="1.5pt solid #000000" style:vertical-align="middle"/>
      <style:paragraph-properties fo:margin-left="0cm"/>
    </style:style>
    <style:style style:name="ce27" style:family="table-cell" style:parent-style-name="Default">
      <style:table-cell-properties fo:border-bottom="0.99pt solid #000000" fo:background-color="#00ffff" style:text-align-source="value-type" style:repeat-content="false" fo:wrap-option="no-wrap" fo:border-left="none" fo:padding="0.15cm" fo:border-right="1.5pt solid #000000" fo:border-top="0.99pt solid #000000" style:vertical-align="middle"/>
      <style:paragraph-properties fo:margin-left="0cm"/>
    </style:style>
    <style:style style:name="ce28" style:family="table-cell" style:parent-style-name="Default">
      <style:table-cell-properties fo:border-bottom="2.01pt solid #000000" fo:background-color="#00ffff" style:text-align-source="value-type" style:repeat-content="false" fo:wrap-option="no-wrap" fo:border-left="none" fo:padding="0.15cm" fo:border-right="1.5pt solid #000000" fo:border-top="0.99pt solid #000000" style:vertical-align="middle"/>
      <style:paragraph-properties fo:margin-left="0cm"/>
    </style:style>
    <style:style style:name="ce29" style:family="table-cell" style:parent-style-name="Default" style:data-style-name="N10104">
      <style:table-cell-properties fo:border-bottom="1.5pt solid #000000" fo:background-color="#ffffa6" style:text-align-source="value-type" style:repeat-content="false" fo:border-left="0.99pt solid #000000" fo:padding="0.15cm" fo:border-right="2.01pt solid #000000" fo:border-top="2.01pt solid #000000" style:vertical-align="middle"/>
      <style:paragraph-properties fo:margin-left="0cm"/>
    </style:style>
    <style:style style:name="ce30" style:family="table-cell" style:parent-style-name="Default" style:data-style-name="N11">
      <style:table-cell-properties fo:border-bottom="1.5pt solid #000000" fo:background-color="#ffffa6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31" style:family="table-cell" style:parent-style-name="Default" style:data-style-name="N104">
      <style:table-cell-properties fo:border-bottom="1.5pt solid #000000" fo:background-color="#c8ffff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32" style:family="table-cell" style:parent-style-name="Default" style:data-style-name="N11">
      <style:table-cell-properties fo:border-bottom="2.01pt solid #000000" fo:background-color="#c8ffff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33" style:family="table-cell" style:parent-style-name="Default">
      <style:table-cell-properties fo:border-bottom="none" fo:background-color="#ff0000" style:text-align-source="fix" style:repeat-content="false" fo:border-left="1.5pt solid #000000" fo:padding="0.15cm" fo:border-right="0.99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04">
      <style:table-cell-properties fo:border-bottom="0.99pt solid #000000" fo:background-color="#c8ffff" style:text-align-source="value-type" style:repeat-content="false" fo:border-left="1.5pt solid #000000" fo:padding="0.15cm" fo:border-right="0.99pt solid #000000" fo:border-top="1.5pt solid #000000" style:vertical-align="middle"/>
      <style:paragraph-properties fo:margin-left="0cm"/>
    </style:style>
    <style:style style:name="ce35" style:family="table-cell" style:parent-style-name="Default" style:data-style-name="N2">
      <style:table-cell-properties fo:border-bottom="0.99pt solid #000000" fo:background-color="#c8ffff" style:text-align-source="value-type" style:repeat-content="false" fo:border-left="1.5pt solid #000000" fo:padding="0.15cm" fo:border-right="0.99pt solid #000000" fo:border-top="0.99pt solid #000000" style:vertical-align="middle"/>
      <style:paragraph-properties fo:margin-left="0cm"/>
    </style:style>
    <style:style style:name="ce36" style:family="table-cell" style:parent-style-name="Default" style:data-style-name="N10002">
      <style:table-cell-properties fo:border-bottom="2.01pt solid #000000" fo:background-color="#c8ffff" style:text-align-source="value-type" style:repeat-content="false" fo:border-left="1.5pt solid #000000" fo:padding="0.15cm" fo:border-right="0.99pt solid #000000" fo:border-top="0.99pt solid #000000" style:vertical-align="middle"/>
      <style:paragraph-properties fo:margin-left="0cm"/>
    </style:style>
    <style:style style:name="ce37" style:family="table-cell" style:parent-style-name="Default">
      <style:table-cell-properties fo:border-bottom="none" style:text-align-source="value-type" style:repeat-content="false" fo:border-left="none" fo:padding="0.15cm" fo:border-right="2.01pt solid #000000" fo:border-top="2.01pt solid #000000"/>
      <style:paragraph-properties fo:margin-left="0cm"/>
    </style:style>
    <style:style style:name="ce38" style:family="table-cell" style:parent-style-name="Default">
      <style:table-cell-properties fo:border-bottom="none" style:text-align-source="value-type" style:repeat-content="false" fo:border-left="none" fo:padding="0.15cm" fo:border-right="2.01pt solid #000000" fo:border-top="none"/>
      <style:paragraph-properties fo:margin-left="0cm"/>
    </style:style>
    <style:style style:name="ce39" style:family="table-cell" style:parent-style-name="Default">
      <style:table-cell-properties fo:border-bottom="2.01pt solid #000000" style:text-align-source="value-type" style:repeat-content="false" fo:border-left="none" fo:padding="0.15cm" fo:border-right="2.01pt solid #000000" fo:border-top="none"/>
      <style:paragraph-properties fo:margin-left="0cm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4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42" style:family="table-cell" style:parent-style-name="Default" style:data-style-name="N2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</style:style>
    <style:style style:name="ce43" style:family="table-cell" style:parent-style-name="Default" style:data-style-name="N10002">
      <style:table-cell-properties fo:border-bottom="2.01pt solid #000000" fo:background-color="#c8ffff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álise de Investiment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3" table:default-cell-style-name="ce5"/>
        <table:table-column table:style-name="co4" table:default-cell-style-name="ce5"/>
        <table:table-column table:style-name="co4" table:default-cell-style-name="ce11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ANO</text:p>
          </table:table-cell>
          <table:table-cell table:style-name="ce4" office:value-type="string" calcext:value-type="string">
            <text:p>FLUXO</text:p>
          </table:table-cell>
          <table:table-cell table:style-name="ce8" office:value-type="string" calcext:value-type="string">
            <text:p>SALDO</text:p>
          </table:table-cell>
          <table:table-cell table:style-name="ce8" office:value-type="string" calcext:value-type="string">
            <text:p>FLUXO DESCONTADO</text:p>
          </table:table-cell>
          <table:table-cell table:style-name="ce10" office:value-type="string" calcext:value-type="string">
            <text:p>SALDO DESCONTADO</text:p>
          </table:table-cell>
          <table:table-cell/>
          <table:table-cell table:style-name="ce13" office:value-type="string" calcext:value-type="string" table:number-columns-spanned="2" table:number-rows-spanned="1">
            <text:p>Investimento Inicial</text:p>
          </table:table-cell>
          <table:covered-table-cell table:style-name="ce21"/>
          <table:table-cell table:style-name="ce29" office:value-type="currency" office:currency="BRL" office:value="100000" calcext:value-type="currency" table:number-columns-spanned="2" table:number-rows-spanned="1">
            <text:p>R$ 100.000,00</text:p>
          </table:table-cell>
          <table:covered-table-cell table:style-name="ce3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5" table:formula="of:=-[.$J$2]" office:value-type="currency" office:currency="BRL" office:value="-100000" calcext:value-type="currency">
            <text:p>-R$ 100.000,00</text:p>
          </table:table-cell>
          <table:table-cell table:formula="of:=[.$C$3]" office:value-type="currency" office:currency="BRL" office:value="-100000" calcext:value-type="currency">
            <text:p>-R$ 100.000,00</text:p>
          </table:table-cell>
          <table:table-cell table:formula="of:=PV([.$J$3];[.B3]; ;-[.C3])" office:value-type="currency" office:currency="BRL" office:value="-100000" calcext:value-type="currency">
            <text:p>-R$ 100.000,00</text:p>
          </table:table-cell>
          <table:table-cell table:formula="of:=[.E3]" office:value-type="currency" office:currency="BRL" office:value="-100000" calcext:value-type="currency">
            <text:p>-R$ 100.000,00</text:p>
          </table:table-cell>
          <table:table-cell/>
          <table:table-cell table:style-name="ce14" office:value-type="string" calcext:value-type="string" table:number-columns-spanned="2" table:number-rows-spanned="1">
            <text:p>Taxa de Juros</text:p>
          </table:table-cell>
          <table:covered-table-cell table:style-name="ce22"/>
          <table:table-cell table:style-name="ce30" office:value-type="percentage" office:value="0.1" calcext:value-type="percentage" table:number-columns-spanned="2" table:number-rows-spanned="1">
            <text:p>10,00%</text:p>
          </table:table-cell>
          <table:covered-table-cell table:style-name="ce3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40000" calcext:value-type="currency">
            <text:p>R$ 40.000,00</text:p>
          </table:table-cell>
          <table:table-cell table:formula="of:=[.D3]+[.C4]" office:value-type="currency" office:currency="BRL" office:value="-60000" calcext:value-type="currency">
            <text:p>-R$ 60.000,00</text:p>
          </table:table-cell>
          <table:table-cell table:formula="of:=PV([.$J$3];[.B4]; ;-[.C4])" office:value-type="currency" office:currency="BRL" office:value="36363.6363636364" calcext:value-type="currency">
            <text:p>R$ 36.363,64</text:p>
          </table:table-cell>
          <table:table-cell table:formula="of:=[.F3]+[.E4]" office:value-type="currency" office:currency="BRL" office:value="-63636.3636363636" calcext:value-type="currency">
            <text:p>-R$ 63.636,36</text:p>
          </table:table-cell>
          <table:table-cell/>
          <table:table-cell table:style-name="ce15" office:value-type="string" calcext:value-type="string" table:number-columns-spanned="2" table:number-rows-spanned="1">
            <text:p>VPL do Projeto</text:p>
          </table:table-cell>
          <table:covered-table-cell table:style-name="ce23"/>
          <table:table-cell table:style-name="ce31" table:formula="of:=[.K8]-[.J2]" office:value-type="currency" office:currency="BRL" office:value="9885.68838442478" calcext:value-type="currency" table:number-columns-spanned="2" table:number-rows-spanned="1">
            <text:p>R$ 9.885,69</text:p>
          </table:table-cell>
          <table:covered-table-cell table:style-name="ce3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currency" office:currency="BRL" office:value="38000" calcext:value-type="currency">
            <text:p>R$ 38.000,00</text:p>
          </table:table-cell>
          <table:table-cell table:formula="of:=[.D4]+[.C5]" office:value-type="currency" office:currency="BRL" office:value="-22000" calcext:value-type="currency">
            <text:p>-R$ 22.000,00</text:p>
          </table:table-cell>
          <table:table-cell table:formula="of:=PV([.$J$3];[.B5]; ;-[.C5])" office:value-type="currency" office:currency="BRL" office:value="31404.9586776859" calcext:value-type="currency">
            <text:p>R$ 31.404,96</text:p>
          </table:table-cell>
          <table:table-cell table:formula="of:=[.F4]+[.E5]" office:value-type="currency" office:currency="BRL" office:value="-32231.4049586777" calcext:value-type="currency">
            <text:p>-R$ 32.231,40</text:p>
          </table:table-cell>
          <table:table-cell/>
          <table:table-cell table:style-name="ce16" office:value-type="string" calcext:value-type="string" table:number-columns-spanned="2" table:number-rows-spanned="1">
            <text:p>Taxa Interna de Retorno (TIR)</text:p>
          </table:table-cell>
          <table:covered-table-cell table:style-name="ce24"/>
          <table:table-cell table:style-name="ce32" table:formula="of:=IRR([.C3:.C53])" office:value-type="percentage" office:value="0.146453220346338" calcext:value-type="percentage" table:number-columns-spanned="2" table:number-rows-spanned="1">
            <text:p>14,65%</text:p>
          </table:table-cell>
          <table:covered-table-cell table:style-name="ce3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currency" office:currency="BRL" office:value="33000" calcext:value-type="currency">
            <text:p>R$ 33.000,00</text:p>
          </table:table-cell>
          <table:table-cell table:formula="of:=[.D5]+[.C6]" office:value-type="currency" office:currency="BRL" office:value="11000" calcext:value-type="currency">
            <text:p>R$ 11.000,00</text:p>
          </table:table-cell>
          <table:table-cell table:formula="of:=PV([.$J$3];[.B6]; ;-[.C6])" office:value-type="currency" office:currency="BRL" office:value="24793.3884297521" calcext:value-type="currency">
            <text:p>R$ 24.793,39</text:p>
          </table:table-cell>
          <table:table-cell table:formula="of:=[.F5]+[.E6]" office:value-type="currency" office:currency="BRL" office:value="-7438.01652892563" calcext:value-type="currency">
            <text:p>-R$ 7.438,02</text:p>
          </table:table-cell>
          <table:table-cell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currency" office:currency="BRL" office:value="9000" calcext:value-type="currency">
            <text:p>R$ 9.000,00</text:p>
          </table:table-cell>
          <table:table-cell table:formula="of:=[.D6]+[.C7]" office:value-type="currency" office:currency="BRL" office:value="20000" calcext:value-type="currency">
            <text:p>R$ 20.000,00</text:p>
          </table:table-cell>
          <table:table-cell table:formula="of:=PV([.$J$3];[.B7]; ;-[.C7])" office:value-type="currency" office:currency="BRL" office:value="6147.12109828564" calcext:value-type="currency">
            <text:p>R$ 6.147,12</text:p>
          </table:table-cell>
          <table:table-cell table:formula="of:=[.F6]+[.E7]" office:value-type="currency" office:currency="BRL" office:value="-1290.89543064" calcext:value-type="currency">
            <text:p>-R$ 1.290,90</text:p>
          </table:table-cell>
          <table:table-cell/>
          <table:table-cell table:style-name="ce17" office:value-type="string" calcext:value-type="string" table:number-columns-spanned="2" table:number-rows-spanned="1">
            <text:p>FLUXO</text:p>
          </table:table-cell>
          <table:covered-table-cell table:style-name="ce25"/>
          <table:table-cell table:style-name="ce33" office:value-type="string" calcext:value-type="string">
            <text:p>SIMPLES</text:p>
          </table:table-cell>
          <table:table-cell table:style-name="ce40" office:value-type="string" calcext:value-type="string">
            <text:p>DESCONTADO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currency" office:currency="BRL" office:value="18000" calcext:value-type="currency">
            <text:p>R$ 18.000,00</text:p>
          </table:table-cell>
          <table:table-cell table:formula="of:=[.D7]+[.C8]" office:value-type="currency" office:currency="BRL" office:value="38000" calcext:value-type="currency">
            <text:p>R$ 38.000,00</text:p>
          </table:table-cell>
          <table:table-cell table:formula="of:=PV([.$J$3];[.B8]; ;-[.C8])" office:value-type="currency" office:currency="BRL" office:value="11176.5838150648" calcext:value-type="currency">
            <text:p>R$ 11.176,58</text:p>
          </table:table-cell>
          <table:table-cell table:formula="of:=[.F7]+[.E8]" office:value-type="currency" office:currency="BRL" office:value="9885.68838442479" calcext:value-type="currency">
            <text:p>R$ 9.885,69</text:p>
          </table:table-cell>
          <table:table-cell/>
          <table:table-cell table:style-name="ce18" office:value-type="string" calcext:value-type="string" table:number-columns-spanned="2" table:number-rows-spanned="1">
            <text:p>Somatória dos Fluxos</text:p>
          </table:table-cell>
          <table:covered-table-cell table:style-name="ce26"/>
          <table:table-cell table:style-name="ce34" table:formula="of:=SUM([.C4:.C49])" office:value-type="currency" office:currency="BRL" office:value="138000" calcext:value-type="currency">
            <text:p>R$ 138.000,00</text:p>
          </table:table-cell>
          <table:table-cell table:style-name="ce41" table:formula="of:=SUM([.E4:.E49])" office:value-type="currency" office:currency="BRL" office:value="109885.688384425" calcext:value-type="currency">
            <text:p>R$ 109.885,6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formula="of:=[.D8]+[.C9]" office:value-type="currency" office:currency="BRL" office:value="38000" calcext:value-type="currency">
            <text:p>R$ 38.000,00</text:p>
          </table:table-cell>
          <table:table-cell table:formula="of:=PV([.$J$3];[.B9]; ;-[.C9])" office:value-type="currency" office:currency="BRL" office:value="-0" calcext:value-type="currency">
            <text:p>R$ 0,00</text:p>
          </table:table-cell>
          <table:table-cell table:formula="of:=[.F8]+[.E9]" office:value-type="currency" office:currency="BRL" office:value="9885.68838442479" calcext:value-type="currency">
            <text:p>R$ 9.885,69</text:p>
          </table:table-cell>
          <table:table-cell/>
          <table:table-cell table:style-name="ce19" office:value-type="string" calcext:value-type="string" table:number-columns-spanned="2" table:number-rows-spanned="1">
            <text:p>Taxa de Lucratividade</text:p>
          </table:table-cell>
          <table:covered-table-cell table:style-name="ce27"/>
          <table:table-cell table:style-name="ce35" table:formula="of:=[.J8]/[.J2]" office:value-type="float" office:value="1.38" calcext:value-type="float">
            <text:p>1,38</text:p>
          </table:table-cell>
          <table:table-cell table:style-name="ce42" table:formula="of:=[.K8]/[.J2]" office:value-type="float" office:value="1.09885688384425" calcext:value-type="float">
            <text:p>1,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table:formula="of:=[.D9]+[.C10]" office:value-type="currency" office:currency="BRL" office:value="38000" calcext:value-type="currency">
            <text:p>R$ 38.000,00</text:p>
          </table:table-cell>
          <table:table-cell table:formula="of:=PV([.$J$3];[.B10]; ;-[.C10])" office:value-type="currency" office:currency="BRL" office:value="-0" calcext:value-type="currency">
            <text:p>R$ 0,00</text:p>
          </table:table-cell>
          <table:table-cell table:formula="of:=[.F9]+[.E10]" office:value-type="currency" office:currency="BRL" office:value="9885.68838442479" calcext:value-type="currency">
            <text:p>R$ 9.885,69</text:p>
          </table:table-cell>
          <table:table-cell/>
          <table:table-cell table:style-name="ce20" office:value-type="string" calcext:value-type="string" table:number-columns-spanned="2" table:number-rows-spanned="1">
            <text:p>Tempo de Payback (Anos)</text:p>
          </table:table-cell>
          <table:covered-table-cell table:style-name="ce28"/>
          <table:table-cell table:style-name="ce36" table:formula="of:=IF([.D53] &lt; 0; &quot;Projeto Inviável&quot;; (MATCH(0; [.D3:.D53]; 1) - 1) - ( INDEX([.D3:.D53]; MATCH(0; [.D3:.D53]; 1)) / INDEX([.C3:.C53]; (MATCH(0;[.D3:.D53];1) + 1)) ))" office:value-type="float" office:value="2.66666666666667" calcext:value-type="float">
            <text:p>2,67</text:p>
          </table:table-cell>
          <table:table-cell table:style-name="ce43" table:formula="of:=IF([.F53] &lt; 0; &quot;Projeto Inviável&quot;; (MATCH(0; [.F3:.F53]; 1) - 1) + (-INDEX([.F3:.F53]; MATCH(0; [.F3:.F53]; 1)) / INDEX([.E3:.E53]; (MATCH(0; [.F3:.F53];1) + 1))))" office:value-type="float" office:value="4.1155" calcext:value-type="float">
            <text:p>4,12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table:formula="of:=[.D10]+[.C11]" office:value-type="currency" office:currency="BRL" office:value="38000" calcext:value-type="currency">
            <text:p>R$ 38.000,00</text:p>
          </table:table-cell>
          <table:table-cell table:formula="of:=PV([.$J$3];[.B11]; ;-[.C11])" office:value-type="currency" office:currency="BRL" office:value="-0" calcext:value-type="currency">
            <text:p>R$ 0,00</text:p>
          </table:table-cell>
          <table:table-cell table:formula="of:=[.F10]+[.E11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formula="of:=[.D11]+[.C12]" office:value-type="currency" office:currency="BRL" office:value="38000" calcext:value-type="currency">
            <text:p>R$ 38.000,00</text:p>
          </table:table-cell>
          <table:table-cell table:formula="of:=PV([.$J$3];[.B12]; ;-[.C12])" office:value-type="currency" office:currency="BRL" office:value="-0" calcext:value-type="currency">
            <text:p>R$ 0,00</text:p>
          </table:table-cell>
          <table:table-cell table:formula="of:=[.F11]+[.E12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table:formula="of:=[.D12]+[.C13]" office:value-type="currency" office:currency="BRL" office:value="38000" calcext:value-type="currency">
            <text:p>R$ 38.000,00</text:p>
          </table:table-cell>
          <table:table-cell table:formula="of:=PV([.$J$3];[.B13]; ;-[.C13])" office:value-type="currency" office:currency="BRL" office:value="-0" calcext:value-type="currency">
            <text:p>R$ 0,00</text:p>
          </table:table-cell>
          <table:table-cell table:formula="of:=[.F12]+[.E13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table:formula="of:=[.D13]+[.C14]" office:value-type="currency" office:currency="BRL" office:value="38000" calcext:value-type="currency">
            <text:p>R$ 38.000,00</text:p>
          </table:table-cell>
          <table:table-cell table:formula="of:=PV([.$J$3];[.B14]; ;-[.C14])" office:value-type="currency" office:currency="BRL" office:value="-0" calcext:value-type="currency">
            <text:p>R$ 0,00</text:p>
          </table:table-cell>
          <table:table-cell table:formula="of:=[.F13]+[.E14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table:formula="of:=[.D14]+[.C15]" office:value-type="currency" office:currency="BRL" office:value="38000" calcext:value-type="currency">
            <text:p>R$ 38.000,00</text:p>
          </table:table-cell>
          <table:table-cell table:formula="of:=PV([.$J$3];[.B15]; ;-[.C15])" office:value-type="currency" office:currency="BRL" office:value="-0" calcext:value-type="currency">
            <text:p>R$ 0,00</text:p>
          </table:table-cell>
          <table:table-cell table:formula="of:=[.F14]+[.E15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table:formula="of:=[.D15]+[.C16]" office:value-type="currency" office:currency="BRL" office:value="38000" calcext:value-type="currency">
            <text:p>R$ 38.000,00</text:p>
          </table:table-cell>
          <table:table-cell table:formula="of:=PV([.$J$3];[.B16]; ;-[.C16])" office:value-type="currency" office:currency="BRL" office:value="-0" calcext:value-type="currency">
            <text:p>R$ 0,00</text:p>
          </table:table-cell>
          <table:table-cell table:formula="of:=[.F15]+[.E16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table:formula="of:=[.D16]+[.C17]" office:value-type="currency" office:currency="BRL" office:value="38000" calcext:value-type="currency">
            <text:p>R$ 38.000,00</text:p>
          </table:table-cell>
          <table:table-cell table:formula="of:=PV([.$J$3];[.B17]; ;-[.C17])" office:value-type="currency" office:currency="BRL" office:value="-0" calcext:value-type="currency">
            <text:p>R$ 0,00</text:p>
          </table:table-cell>
          <table:table-cell table:formula="of:=[.F16]+[.E17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/>
          <table:table-cell table:formula="of:=[.D17]+[.C18]" office:value-type="currency" office:currency="BRL" office:value="38000" calcext:value-type="currency">
            <text:p>R$ 38.000,00</text:p>
          </table:table-cell>
          <table:table-cell table:formula="of:=PV([.$J$3];[.B18]; ;-[.C18])" office:value-type="currency" office:currency="BRL" office:value="-0" calcext:value-type="currency">
            <text:p>R$ 0,00</text:p>
          </table:table-cell>
          <table:table-cell table:formula="of:=[.F17]+[.E18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/>
          <table:table-cell table:formula="of:=[.D18]+[.C19]" office:value-type="currency" office:currency="BRL" office:value="38000" calcext:value-type="currency">
            <text:p>R$ 38.000,00</text:p>
          </table:table-cell>
          <table:table-cell table:formula="of:=PV([.$J$3];[.B19]; ;-[.C19])" office:value-type="currency" office:currency="BRL" office:value="-0" calcext:value-type="currency">
            <text:p>R$ 0,00</text:p>
          </table:table-cell>
          <table:table-cell table:formula="of:=[.F18]+[.E19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/>
          <table:table-cell table:formula="of:=[.D19]+[.C20]" office:value-type="currency" office:currency="BRL" office:value="38000" calcext:value-type="currency">
            <text:p>R$ 38.000,00</text:p>
          </table:table-cell>
          <table:table-cell table:formula="of:=PV([.$J$3];[.B20]; ;-[.C20])" office:value-type="currency" office:currency="BRL" office:value="-0" calcext:value-type="currency">
            <text:p>R$ 0,00</text:p>
          </table:table-cell>
          <table:table-cell table:formula="of:=[.F19]+[.E20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/>
          <table:table-cell table:formula="of:=[.D20]+[.C21]" office:value-type="currency" office:currency="BRL" office:value="38000" calcext:value-type="currency">
            <text:p>R$ 38.000,00</text:p>
          </table:table-cell>
          <table:table-cell table:formula="of:=PV([.$J$3];[.B21]; ;-[.C21])" office:value-type="currency" office:currency="BRL" office:value="-0" calcext:value-type="currency">
            <text:p>R$ 0,00</text:p>
          </table:table-cell>
          <table:table-cell table:formula="of:=[.F20]+[.E21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/>
          <table:table-cell table:formula="of:=[.D21]+[.C22]" office:value-type="currency" office:currency="BRL" office:value="38000" calcext:value-type="currency">
            <text:p>R$ 38.000,00</text:p>
          </table:table-cell>
          <table:table-cell table:formula="of:=PV([.$J$3];[.B22]; ;-[.C22])" office:value-type="currency" office:currency="BRL" office:value="-0" calcext:value-type="currency">
            <text:p>R$ 0,00</text:p>
          </table:table-cell>
          <table:table-cell table:formula="of:=[.F21]+[.E22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/>
          <table:table-cell table:formula="of:=[.D22]+[.C23]" office:value-type="currency" office:currency="BRL" office:value="38000" calcext:value-type="currency">
            <text:p>R$ 38.000,00</text:p>
          </table:table-cell>
          <table:table-cell table:formula="of:=PV([.$J$3];[.B23]; ;-[.C23])" office:value-type="currency" office:currency="BRL" office:value="-0" calcext:value-type="currency">
            <text:p>R$ 0,00</text:p>
          </table:table-cell>
          <table:table-cell table:formula="of:=[.F22]+[.E23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/>
          <table:table-cell table:formula="of:=[.D23]+[.C24]" office:value-type="currency" office:currency="BRL" office:value="38000" calcext:value-type="currency">
            <text:p>R$ 38.000,00</text:p>
          </table:table-cell>
          <table:table-cell table:formula="of:=PV([.$J$3];[.B24]; ;-[.C24])" office:value-type="currency" office:currency="BRL" office:value="-0" calcext:value-type="currency">
            <text:p>R$ 0,00</text:p>
          </table:table-cell>
          <table:table-cell table:formula="of:=[.F23]+[.E24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/>
          <table:table-cell table:formula="of:=[.D24]+[.C25]" office:value-type="currency" office:currency="BRL" office:value="38000" calcext:value-type="currency">
            <text:p>R$ 38.000,00</text:p>
          </table:table-cell>
          <table:table-cell table:formula="of:=PV([.$J$3];[.B25]; ;-[.C25])" office:value-type="currency" office:currency="BRL" office:value="-0" calcext:value-type="currency">
            <text:p>R$ 0,00</text:p>
          </table:table-cell>
          <table:table-cell table:formula="of:=[.F24]+[.E25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/>
          <table:table-cell table:formula="of:=[.D25]+[.C26]" office:value-type="currency" office:currency="BRL" office:value="38000" calcext:value-type="currency">
            <text:p>R$ 38.000,00</text:p>
          </table:table-cell>
          <table:table-cell table:formula="of:=PV([.$J$3];[.B26]; ;-[.C26])" office:value-type="currency" office:currency="BRL" office:value="-0" calcext:value-type="currency">
            <text:p>R$ 0,00</text:p>
          </table:table-cell>
          <table:table-cell table:formula="of:=[.F25]+[.E26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/>
          <table:table-cell table:formula="of:=[.D26]+[.C27]" office:value-type="currency" office:currency="BRL" office:value="38000" calcext:value-type="currency">
            <text:p>R$ 38.000,00</text:p>
          </table:table-cell>
          <table:table-cell table:formula="of:=PV([.$J$3];[.B27]; ;-[.C27])" office:value-type="currency" office:currency="BRL" office:value="-0" calcext:value-type="currency">
            <text:p>R$ 0,00</text:p>
          </table:table-cell>
          <table:table-cell table:formula="of:=[.F26]+[.E27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table:formula="of:=[.D27]+[.C28]" office:value-type="currency" office:currency="BRL" office:value="38000" calcext:value-type="currency">
            <text:p>R$ 38.000,00</text:p>
          </table:table-cell>
          <table:table-cell table:formula="of:=PV([.$J$3];[.B28]; ;-[.C28])" office:value-type="currency" office:currency="BRL" office:value="-0" calcext:value-type="currency">
            <text:p>R$ 0,00</text:p>
          </table:table-cell>
          <table:table-cell table:formula="of:=[.F27]+[.E28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/>
          <table:table-cell table:formula="of:=[.D28]+[.C29]" office:value-type="currency" office:currency="BRL" office:value="38000" calcext:value-type="currency">
            <text:p>R$ 38.000,00</text:p>
          </table:table-cell>
          <table:table-cell table:formula="of:=PV([.$J$3];[.B29]; ;-[.C29])" office:value-type="currency" office:currency="BRL" office:value="-0" calcext:value-type="currency">
            <text:p>R$ 0,00</text:p>
          </table:table-cell>
          <table:table-cell table:formula="of:=[.F28]+[.E29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/>
          <table:table-cell table:formula="of:=[.D29]+[.C30]" office:value-type="currency" office:currency="BRL" office:value="38000" calcext:value-type="currency">
            <text:p>R$ 38.000,00</text:p>
          </table:table-cell>
          <table:table-cell table:formula="of:=PV([.$J$3];[.B30]; ;-[.C30])" office:value-type="currency" office:currency="BRL" office:value="-0" calcext:value-type="currency">
            <text:p>R$ 0,00</text:p>
          </table:table-cell>
          <table:table-cell table:formula="of:=[.F29]+[.E30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/>
          <table:table-cell table:formula="of:=[.D30]+[.C31]" office:value-type="currency" office:currency="BRL" office:value="38000" calcext:value-type="currency">
            <text:p>R$ 38.000,00</text:p>
          </table:table-cell>
          <table:table-cell table:formula="of:=PV([.$J$3];[.B31]; ;-[.C31])" office:value-type="currency" office:currency="BRL" office:value="-0" calcext:value-type="currency">
            <text:p>R$ 0,00</text:p>
          </table:table-cell>
          <table:table-cell table:formula="of:=[.F30]+[.E31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/>
          <table:table-cell table:formula="of:=[.D31]+[.C32]" office:value-type="currency" office:currency="BRL" office:value="38000" calcext:value-type="currency">
            <text:p>R$ 38.000,00</text:p>
          </table:table-cell>
          <table:table-cell table:formula="of:=PV([.$J$3];[.B32]; ;-[.C32])" office:value-type="currency" office:currency="BRL" office:value="-0" calcext:value-type="currency">
            <text:p>R$ 0,00</text:p>
          </table:table-cell>
          <table:table-cell table:formula="of:=[.F31]+[.E32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/>
          <table:table-cell table:formula="of:=[.D32]+[.C33]" office:value-type="currency" office:currency="BRL" office:value="38000" calcext:value-type="currency">
            <text:p>R$ 38.000,00</text:p>
          </table:table-cell>
          <table:table-cell table:formula="of:=PV([.$J$3];[.B33]; ;-[.C33])" office:value-type="currency" office:currency="BRL" office:value="-0" calcext:value-type="currency">
            <text:p>R$ 0,00</text:p>
          </table:table-cell>
          <table:table-cell table:formula="of:=[.F32]+[.E33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/>
          <table:table-cell table:formula="of:=[.D33]+[.C34]" office:value-type="currency" office:currency="BRL" office:value="38000" calcext:value-type="currency">
            <text:p>R$ 38.000,00</text:p>
          </table:table-cell>
          <table:table-cell table:formula="of:=PV([.$J$3];[.B34]; ;-[.C34])" office:value-type="currency" office:currency="BRL" office:value="-0" calcext:value-type="currency">
            <text:p>R$ 0,00</text:p>
          </table:table-cell>
          <table:table-cell table:formula="of:=[.F33]+[.E34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table:formula="of:=[.D34]+[.C35]" office:value-type="currency" office:currency="BRL" office:value="38000" calcext:value-type="currency">
            <text:p>R$ 38.000,00</text:p>
          </table:table-cell>
          <table:table-cell table:formula="of:=PV([.$J$3];[.B35]; ;-[.C35])" office:value-type="currency" office:currency="BRL" office:value="-0" calcext:value-type="currency">
            <text:p>R$ 0,00</text:p>
          </table:table-cell>
          <table:table-cell table:formula="of:=[.F34]+[.E35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/>
          <table:table-cell table:formula="of:=[.D35]+[.C36]" office:value-type="currency" office:currency="BRL" office:value="38000" calcext:value-type="currency">
            <text:p>R$ 38.000,00</text:p>
          </table:table-cell>
          <table:table-cell table:formula="of:=PV([.$J$3];[.B36]; ;-[.C36])" office:value-type="currency" office:currency="BRL" office:value="-0" calcext:value-type="currency">
            <text:p>R$ 0,00</text:p>
          </table:table-cell>
          <table:table-cell table:formula="of:=[.F35]+[.E36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table:formula="of:=[.D36]+[.C37]" office:value-type="currency" office:currency="BRL" office:value="38000" calcext:value-type="currency">
            <text:p>R$ 38.000,00</text:p>
          </table:table-cell>
          <table:table-cell table:formula="of:=PV([.$J$3];[.B37]; ;-[.C37])" office:value-type="currency" office:currency="BRL" office:value="-0" calcext:value-type="currency">
            <text:p>R$ 0,00</text:p>
          </table:table-cell>
          <table:table-cell table:formula="of:=[.F36]+[.E37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table:formula="of:=[.D37]+[.C38]" office:value-type="currency" office:currency="BRL" office:value="38000" calcext:value-type="currency">
            <text:p>R$ 38.000,00</text:p>
          </table:table-cell>
          <table:table-cell table:formula="of:=PV([.$J$3];[.B38]; ;-[.C38])" office:value-type="currency" office:currency="BRL" office:value="-0" calcext:value-type="currency">
            <text:p>R$ 0,00</text:p>
          </table:table-cell>
          <table:table-cell table:formula="of:=[.F37]+[.E38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/>
          <table:table-cell table:formula="of:=[.D38]+[.C39]" office:value-type="currency" office:currency="BRL" office:value="38000" calcext:value-type="currency">
            <text:p>R$ 38.000,00</text:p>
          </table:table-cell>
          <table:table-cell table:formula="of:=PV([.$J$3];[.B39]; ;-[.C39])" office:value-type="currency" office:currency="BRL" office:value="-0" calcext:value-type="currency">
            <text:p>R$ 0,00</text:p>
          </table:table-cell>
          <table:table-cell table:formula="of:=[.F38]+[.E39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table:formula="of:=[.D39]+[.C40]" office:value-type="currency" office:currency="BRL" office:value="38000" calcext:value-type="currency">
            <text:p>R$ 38.000,00</text:p>
          </table:table-cell>
          <table:table-cell table:formula="of:=PV([.$J$3];[.B40]; ;-[.C40])" office:value-type="currency" office:currency="BRL" office:value="-0" calcext:value-type="currency">
            <text:p>R$ 0,00</text:p>
          </table:table-cell>
          <table:table-cell table:formula="of:=[.F39]+[.E40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/>
          <table:table-cell table:formula="of:=[.D40]+[.C41]" office:value-type="currency" office:currency="BRL" office:value="38000" calcext:value-type="currency">
            <text:p>R$ 38.000,00</text:p>
          </table:table-cell>
          <table:table-cell table:formula="of:=PV([.$J$3];[.B41]; ;-[.C41])" office:value-type="currency" office:currency="BRL" office:value="-0" calcext:value-type="currency">
            <text:p>R$ 0,00</text:p>
          </table:table-cell>
          <table:table-cell table:formula="of:=[.F40]+[.E41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/>
          <table:table-cell table:formula="of:=[.D41]+[.C42]" office:value-type="currency" office:currency="BRL" office:value="38000" calcext:value-type="currency">
            <text:p>R$ 38.000,00</text:p>
          </table:table-cell>
          <table:table-cell table:formula="of:=PV([.$J$3];[.B42]; ;-[.C42])" office:value-type="currency" office:currency="BRL" office:value="-0" calcext:value-type="currency">
            <text:p>R$ 0,00</text:p>
          </table:table-cell>
          <table:table-cell table:formula="of:=[.F41]+[.E42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/>
          <table:table-cell table:formula="of:=[.D42]+[.C43]" office:value-type="currency" office:currency="BRL" office:value="38000" calcext:value-type="currency">
            <text:p>R$ 38.000,00</text:p>
          </table:table-cell>
          <table:table-cell table:formula="of:=PV([.$J$3];[.B43]; ;-[.C43])" office:value-type="currency" office:currency="BRL" office:value="-0" calcext:value-type="currency">
            <text:p>R$ 0,00</text:p>
          </table:table-cell>
          <table:table-cell table:formula="of:=[.F42]+[.E43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/>
          <table:table-cell table:formula="of:=[.D43]+[.C44]" office:value-type="currency" office:currency="BRL" office:value="38000" calcext:value-type="currency">
            <text:p>R$ 38.000,00</text:p>
          </table:table-cell>
          <table:table-cell table:formula="of:=PV([.$J$3];[.B44]; ;-[.C44])" office:value-type="currency" office:currency="BRL" office:value="-0" calcext:value-type="currency">
            <text:p>R$ 0,00</text:p>
          </table:table-cell>
          <table:table-cell table:formula="of:=[.F43]+[.E44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/>
          <table:table-cell table:formula="of:=[.D44]+[.C45]" office:value-type="currency" office:currency="BRL" office:value="38000" calcext:value-type="currency">
            <text:p>R$ 38.000,00</text:p>
          </table:table-cell>
          <table:table-cell table:formula="of:=PV([.$J$3];[.B45]; ;-[.C45])" office:value-type="currency" office:currency="BRL" office:value="-0" calcext:value-type="currency">
            <text:p>R$ 0,00</text:p>
          </table:table-cell>
          <table:table-cell table:formula="of:=[.F44]+[.E45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table:formula="of:=[.D45]+[.C46]" office:value-type="currency" office:currency="BRL" office:value="38000" calcext:value-type="currency">
            <text:p>R$ 38.000,00</text:p>
          </table:table-cell>
          <table:table-cell table:formula="of:=PV([.$J$3];[.B46]; ;-[.C46])" office:value-type="currency" office:currency="BRL" office:value="-0" calcext:value-type="currency">
            <text:p>R$ 0,00</text:p>
          </table:table-cell>
          <table:table-cell table:formula="of:=[.F45]+[.E46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table:formula="of:=[.D46]+[.C47]" office:value-type="currency" office:currency="BRL" office:value="38000" calcext:value-type="currency">
            <text:p>R$ 38.000,00</text:p>
          </table:table-cell>
          <table:table-cell table:formula="of:=PV([.$J$3];[.B47]; ;-[.C47])" office:value-type="currency" office:currency="BRL" office:value="-0" calcext:value-type="currency">
            <text:p>R$ 0,00</text:p>
          </table:table-cell>
          <table:table-cell table:formula="of:=[.F46]+[.E47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table:formula="of:=[.D47]+[.C48]" office:value-type="currency" office:currency="BRL" office:value="38000" calcext:value-type="currency">
            <text:p>R$ 38.000,00</text:p>
          </table:table-cell>
          <table:table-cell table:formula="of:=PV([.$J$3];[.B48]; ;-[.C48])" office:value-type="currency" office:currency="BRL" office:value="-0" calcext:value-type="currency">
            <text:p>R$ 0,00</text:p>
          </table:table-cell>
          <table:table-cell table:formula="of:=[.F47]+[.E48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/>
          <table:table-cell table:formula="of:=[.D48]+[.C49]" office:value-type="currency" office:currency="BRL" office:value="38000" calcext:value-type="currency">
            <text:p>R$ 38.000,00</text:p>
          </table:table-cell>
          <table:table-cell table:formula="of:=PV([.$J$3];[.B49]; ;-[.C49])" office:value-type="currency" office:currency="BRL" office:value="-0" calcext:value-type="currency">
            <text:p>R$ 0,00</text:p>
          </table:table-cell>
          <table:table-cell table:formula="of:=[.F48]+[.E49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/>
          <table:table-cell table:formula="of:=[.D49]+[.C50]" office:value-type="currency" office:currency="BRL" office:value="38000" calcext:value-type="currency">
            <text:p>R$ 38.000,00</text:p>
          </table:table-cell>
          <table:table-cell table:formula="of:=PV([.$J$3];[.B50]; ;-[.C50])" office:value-type="currency" office:currency="BRL" office:value="-0" calcext:value-type="currency">
            <text:p>R$ 0,00</text:p>
          </table:table-cell>
          <table:table-cell table:formula="of:=[.F49]+[.E50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/>
          <table:table-cell table:formula="of:=[.D50]+[.C51]" office:value-type="currency" office:currency="BRL" office:value="38000" calcext:value-type="currency">
            <text:p>R$ 38.000,00</text:p>
          </table:table-cell>
          <table:table-cell table:formula="of:=PV([.$J$3];[.B51]; ;-[.C51])" office:value-type="currency" office:currency="BRL" office:value="-0" calcext:value-type="currency">
            <text:p>R$ 0,00</text:p>
          </table:table-cell>
          <table:table-cell table:formula="of:=[.F50]+[.E51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/>
          <table:table-cell table:formula="of:=[.D51]+[.C52]" office:value-type="currency" office:currency="BRL" office:value="38000" calcext:value-type="currency">
            <text:p>R$ 38.000,00</text:p>
          </table:table-cell>
          <table:table-cell table:formula="of:=PV([.$J$3];[.B52]; ;-[.C52])" office:value-type="currency" office:currency="BRL" office:value="-0" calcext:value-type="currency">
            <text:p>R$ 0,00</text:p>
          </table:table-cell>
          <table:table-cell table:formula="of:=[.F51]+[.E52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7"/>
          <table:table-cell table:style-name="ce9" table:formula="of:=[.D52]+[.C53]" office:value-type="currency" office:currency="BRL" office:value="38000" calcext:value-type="currency">
            <text:p>R$ 38.000,00</text:p>
          </table:table-cell>
          <table:table-cell table:style-name="ce9" table:formula="of:=PV([.$J$3];[.B53]; ;-[.C53])" office:value-type="currency" office:currency="BRL" office:value="-0" calcext:value-type="currency">
            <text:p>R$ 0,00</text:p>
          </table:table-cell>
          <table:table-cell table:style-name="ce12" table:formula="of:=[.F52]+[.E53]" office:value-type="currency" office:currency="BRL" office:value="9885.68838442479" calcext:value-type="currency">
            <text:p>R$ 9.885,6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2">
      <number:number number:decimal-places="7" number:min-decimal-places="7" number:min-integer-digits="1" number:grouping="true"/>
    </number:number-style>
    <number:number-style style:name="N113">
      <number:number number:decimal-places="8" number:min-decimal-places="8" number:min-integer-digits="1" number:grouping="true"/>
    </number:number-style>
    <number:number-style style:name="N114">
      <number:number number:decimal-places="9" number:min-decimal-places="9" number:min-integer-digits="1" number:grouping="true"/>
    </number:number-style>
    <number:number-style style:name="N115">
      <number:number number:decimal-places="10" number:min-decimal-places="10" number:min-integer-digits="1" number:grouping="true"/>
    </number:number-style>
    <number:number-style style:name="N116">
      <number:number number:decimal-places="11" number:min-decimal-places="11" number:min-integer-digits="1" number:grouping="true"/>
    </number:number-style>
    <number:number-style style:name="N117">
      <number:number number:decimal-places="12" number:min-decimal-places="12" number:min-integer-digits="1" number:grouping="true"/>
    </number:number-style>
    <number:percentage-style style:name="N118">
      <number:number number:decimal-places="3" number:min-decimal-places="3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pt" number:country="BR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0108P0"/>
    </number:currency-style>
    <number:currency-style style:name="N10109P0" style:volatile="true" number:language="pt" number:country="BR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010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0109P0"/>
    </number:currency-style>
    <number:currency-style style:name="N10110P0" style:volatile="true" number:language="pt" number:country="BR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10110P0"/>
    </number:currency-style>
    <number:number-style style:name="N10111" number:language="pt" number:country="BR">
      <number:number number:decimal-places="13" number:min-decimal-places="13" number:min-integer-digits="1"/>
    </number:number-style>
    <number:number-style style:name="N10112" number:language="pt" number:country="BR">
      <number:number number:decimal-places="12" number:min-decimal-places="12" number:min-integer-digits="1"/>
    </number:number-style>
    <number:number-style style:name="N10113" number:language="pt" number:country="BR">
      <number:number number:decimal-places="11" number:min-decimal-places="11" number:min-integer-digits="1"/>
    </number:number-style>
    <number:number-style style:name="N10114" number:language="pt" number:country="BR">
      <number:number number:decimal-places="10" number:min-decimal-places="10" number:min-integer-digits="1"/>
    </number:number-style>
    <number:number-style style:name="N10115" number:language="pt" number:country="BR">
      <number:number number:decimal-places="9" number:min-decimal-places="9" number:min-integer-digits="1"/>
    </number:number-style>
    <number:number-style style:name="N10116" number:language="pt" number:country="BR">
      <number:number number:decimal-places="8" number:min-decimal-places="8" number:min-integer-digits="1"/>
    </number:number-style>
    <number:number-style style:name="N10117" number:language="pt" number:country="BR">
      <number:number number:decimal-places="7" number:min-decimal-places="7" number:min-integer-digits="1"/>
    </number:number-style>
    <number:number-style style:name="N10118" number:language="pt" number:country="BR">
      <number:number number:decimal-places="6" number:min-decimal-places="6" number:min-integer-digits="1"/>
    </number:number-style>
    <number:number-style style:name="N10119" number:language="pt" number:country="BR">
      <number:number number:decimal-places="5" number:min-decimal-places="5" number:min-integer-digits="1"/>
    </number:number-style>
    <number:number-style style:name="N10120" number:language="pt" number:country="BR">
      <number:number number:decimal-places="4" number:min-decimal-places="4" number:min-integer-digits="1"/>
    </number:number-style>
    <number:number-style style:name="N10121" number:language="pt" number:country="BR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5:27:31.192424012</meta:creation-date>
    <dc:date>2021-08-15T15:37:26.857755638</dc:date>
    <meta:editing-duration>PT9M56S</meta:editing-duration>
    <meta:editing-cycles>1</meta:editing-cycles>
    <meta:document-statistic meta:table-count="1" meta:cell-count="235" meta:object-count="0"/>
    <meta:generator>LibreOffice/7.0.6.2$Linux_X86_64 LibreOffice_project/00$Build-2</meta:generator>
  </office:meta>
</office:document-meta>
</file>